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W0jXeWsC0wuZzp2aIy6a9v5TolIXCO4dlq4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1:22:36.336858821</meta:creation-date>
    <dc:date>2023-02-07T11:23:11.737515196</dc:date>
    <meta:editing-duration>PT3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